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</office:automatic-styles>
  <office:body>
    <office:text>
      <text:tracked-changes>
        <text:changed-region text:id="ct916286016">
          <text:deletion>
            <office:change-info>
              <dc:creator>Wednesday Wednesday</dc:creator>
              <dc:date>2010-09-28T10:27:00</dc:date>
            </office:change-info>
            <text:p text:style-name="P1">graph</text:p>
          </text:deletion>
        </text:changed-region>
        <text:changed-region text:id="ct575754976">
          <text:deletion>
            <office:change-info>
              <dc:creator>Tuesday Tuesday</dc:creator>
              <dc:date>2010-09-28T10:26:00</dc:date>
            </office:change-info>
            <text:p text:style-name="P1">will </text:p>
          </text:deletion>
        </text:changed-region>
        <text:changed-region text:id="ct916172560">
          <text:deletion>
            <office:change-info>
              <dc:creator>Wednesday Wednesday</dc:creator>
              <dc:date>2010-09-28T10:27:00</dc:date>
            </office:change-info>
            <text:p text:style-name="P1">evolv</text:p>
          </text:deletion>
        </text:changed-region>
        <text:changed-region text:id="ct575933488">
          <text:insertion>
            <office:change-info>
              <dc:creator>Wednesday Wednesday</dc:creator>
              <dc:date>2010-09-28T10:27:00</dc:date>
            </office:change-info>
          </text:insertion>
        </text:changed-region>
        <text:changed-region text:id="ct575921472">
          <text:insertion>
            <office:change-info>
              <dc:creator>Tuesday Tuesday</dc:creator>
              <dc:date>2010-09-28T10:26:00</dc:date>
            </office:change-info>
          </text:insertion>
        </text:changed-region>
        <text:changed-region text:id="ct848439248">
          <text:deletion>
            <office:change-info>
              <dc:creator>Saturday Saturday</dc:creator>
              <dc:date>2010-09-28T10:32:00</dc:date>
            </office:change-info>
            <text:p text:style-name="P1">: </text:p>
          </text:deletion>
        </text:changed-region>
        <text:changed-region text:id="ct577726096">
          <text:deletion>
            <office:change-info>
              <dc:creator>Tuesday Tuesday</dc:creator>
              <dc:date>2010-09-28T10:26:00</dc:date>
            </office:change-info>
            <text:p text:style-name="P1"><text:s/>during this week</text:p>
          </text:deletion>
        </text:changed-region>
        <text:changed-region text:id="ct575919616">
          <text:insertion>
            <office:change-info>
              <dc:creator>Saturday Saturday</dc:creator>
              <dc:date>2010-09-28T10:32:00</dc:date>
            </office:change-info>
          </text:insertion>
        </text:changed-region>
        <text:changed-region text:id="ct916919904">
          <text:deletion>
            <office:change-info>
              <dc:creator>Sunday Sunday</dc:creator>
              <dc:date>2010-09-28T10:33:00</dc:date>
            </office:change-info>
            <text:p text:style-name="P1"/>
            <text:p text:style-name="P1">S</text:p>
          </text:deletion>
          <text:insertion>
            <office:change-info office:chg-author="Saturday Saturday" office:chg-date-time="2010-09-28T10:32:00"/>
          </text:insertion>
        </text:changed-region>
        <text:changed-region text:id="ct914490800">
          <text:deletion>
            <office:change-info>
              <dc:creator>Saturday Saturday</dc:creator>
              <dc:date>2010-09-28T10:32:00</dc:date>
            </office:change-info>
            <text:p text:style-name="P1">s</text:p>
          </text:deletion>
        </text:changed-region>
        <text:changed-region text:id="ct577726720">
          <text:deletion>
            <office:change-info>
              <dc:creator>Sunday Sunday</dc:creator>
              <dc:date>2010-09-28T10:33:00</dc:date>
            </office:change-info>
            <text:p text:style-name="P1">ome content </text:p>
          </text:deletion>
          <text:insertion>
            <office:change-info office:chg-author="Thursday Thursday" office:chg-date-time="2010-09-28T10:29:00"/>
          </text:insertion>
        </text:changed-region>
        <text:changed-region text:id="ct575704640">
          <text:deletion>
            <office:change-info>
              <dc:creator>Sunday Sunday</dc:creator>
              <dc:date>2010-09-28T10:33:00</dc:date>
            </office:change-info>
            <text:p text:style-name="P1">i</text:p>
          </text:deletion>
          <text:insertion>
            <office:change-info office:chg-author="Friday Friday" office:chg-date-time="2010-09-28T10:30:00"/>
          </text:insertion>
        </text:changed-region>
        <text:changed-region text:id="ct845565632">
          <text:deletion>
            <office:change-info>
              <dc:creator>Sunday Sunday</dc:creator>
              <dc:date>2010-09-28T10:33:00</dc:date>
            </office:change-info>
            <text:p text:style-name="P1">s added, some removed</text:p>
          </text:deletion>
          <text:insertion>
            <office:change-info office:chg-author="Thursday Thursday" office:chg-date-time="2010-09-28T10:29:00"/>
          </text:insertion>
        </text:changed-region>
        <text:changed-region text:id="ct913830224">
          <text:deletion>
            <office:change-info>
              <dc:creator>Sunday Sunday</dc:creator>
              <dc:date>2010-09-28T10:33:00</dc:date>
            </office:change-info>
            <text:p text:style-name="P1">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ara<text:change text:change-id="ct916286016"/> <text:change text:change-id="ct575754976"/><text:change text:change-id="ct916172560"/><text:change-start text:change-id="ct575933488"/>chang<text:change-end text:change-id="ct575933488"/>e<text:change-start text:change-id="ct575921472"/>s<text:change-end text:change-id="ct575921472"/><text:change text:change-id="ct848439248"/><text:change text:change-id="ct577726096"/><text:change-start text:change-id="ct575919616"/>.<text:change-end text:change-id="ct575919616"/><text:change text:change-id="ct916919904"/><text:change text:change-id="ct914490800"/><text:change text:change-id="ct577726720"/><text:change text:change-id="ct575704640"/><text:change text:change-id="ct845565632"/><text:change text:change-id="ct9138302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Di Iorio</meta:initial-creator>
    <meta:creation-date>2010-09-28T10:22:19</meta:creation-date>
    <dc:date>2010-09-28T10:33:20</dc:date>
    <dc:creator>Sunday Sunday</dc:creator>
    <meta:editing-duration>PT00H06M45S</meta:editing-duration>
    <meta:editing-cycles>9</meta:editing-cycles>
    <meta:generator>OpenOffice.org/3.2$Unix OpenOffice.org_project/320m12$Build-9483</meta:generator>
    <meta:document-statistic meta:table-count="0" meta:image-count="0" meta:object-count="0" meta:page-count="1" meta:paragraph-count="12" meta:word-count="20" meta:character-count="89"/>
  </office:meta>
</office:document-meta>
</file>